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Helvetica Neue" svg:font-family="'Helvetica Neue', Helvetica, Arial,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6pt" style:font-size-asian="26pt" style:font-size-complex="26pt"/>
    </style:style>
    <style:style style:name="P2" style:family="paragraph" style:parent-style-name="Standard">
      <style:paragraph-properties fo:text-align="start" style:justify-single-word="false"/>
      <style:text-properties fo:font-size="18pt" style:font-size-asian="18pt" style:font-size-complex="18pt"/>
    </style:style>
    <style:style style:name="P3" style:family="paragraph" style:parent-style-name="Standard">
      <style:paragraph-properties fo:text-align="start" style:justify-single-word="false"/>
      <style:text-properties fo:font-size="18pt" fo:font-weight="bold" style:font-size-asian="18pt" style:font-weight-asian="bold" style:font-size-complex="18pt" style:font-weight-complex="bold"/>
    </style:style>
    <style:style style:name="P4" style:family="paragraph" style:parent-style-name="Standard">
      <style:paragraph-properties fo:text-align="start" style:justify-single-word="false"/>
      <style:text-properties fo:font-size="20pt" fo:font-weight="bold" style:font-size-asian="20pt" style:font-weight-asian="bold" style:font-size-complex="20pt" style:font-weight-complex="bold"/>
    </style:style>
    <style:style style:name="P5" style:family="paragraph" style:parent-style-name="Standard">
      <style:paragraph-properties fo:text-align="start" style:justify-single-word="false"/>
    </style:style>
    <style:style style:name="P6" style:family="paragraph" style:parent-style-name="Standard">
      <style:paragraph-properties fo:text-align="start" style:justify-single-word="false"/>
      <style:text-properties fo:font-size="18pt" style:font-size-asian="18pt" style:font-size-complex="18pt"/>
    </style:style>
    <style:style style:name="T1" style:family="text">
      <style:text-properties fo:font-variant="normal" fo:text-transform="none" fo:color="#000000" style:font-name="Helvetica Neue" fo:font-size="9.75pt" fo:letter-spacing="normal" fo:font-style="normal" fo:font-weight="normal" style:font-size-asian="18pt" style:font-size-complex="18pt"/>
    </style:style>
    <style:style style:name="T2" style:family="text">
      <style:text-properties fo:font-variant="normal" fo:text-transform="none" fo:color="#000000" style:font-name="Times New Roman" fo:font-size="18pt" fo:letter-spacing="normal" fo:font-style="normal" fo:font-weight="normal" style:font-size-asian="18pt" style:font-size-complex="18pt"/>
    </style:style>
    <style:style style:name="T3" style:family="text">
      <style:text-properties fo:font-size="18pt" style:font-size-asian="18pt" style:font-size-complex="1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stausdokumentti</text:p>
      <text:p text:style-name="P1"/>
      <text:p text:style-name="P3">Automaattiset Testit:</text:p>
      <text:p text:style-name="P2">Projektin eri tietorakenteiden toimivuutta on testattu erikseen JUnit testejen avulla. Rakenteiden eri osaalueet ovat todettu toimiviksi erilaisilla syöteillä.</text:p>
      <text:p text:style-name="P2"/>
      <text:p text:style-name="P2">Huffmannin algoritmin toimivuus on myös onnistuttu testaamaan JUnit testeillä. Testit jotka on ovat lyhyt kovakoodattu luotu String, 10000 merkin mittainen randomeiden merkkien liuta ja 450kb kokoinen guttenberg.txt joka sisältää englanninkielisen kirjan. Kaikissa instanseissa teksti kompressoituu ja sitten dekompressoituu täsmällen samaksi tekstiksi kuin alkuperäinen.</text:p>
      <text:p text:style-name="P2"/>
      <text:p text:style-name="P2">Kaksi ensimmäistä testiä käsittelevät liian pieniä tiedostoja niiden kompressoidun muodon ollakseen tehokkaasti pienempi, mutta 450kb kokoisessa tiedostossa koko kutistuu 250kb, eli noin 55% alkuperäisestä.</text:p>
      <text:p text:style-name="P2"/>
      <text:p text:style-name="P2">JUnit testit ovat näkyvillä ja uudelleen ajettavissa automaattisesti.</text:p>
      <text:p text:style-name="P2"/>
      <text:p text:style-name="P3">Ongelmia testauksessa:</text:p>
      <text:p text:style-name="P2">Sivuhuomiona random teksti välillä ei mene läpi testeistä, epäilen joidenkin ascii merkkejen epäsopivuutta StringBuilder muuttujaan josta appendaan koko stringin tekstidokumenttiin. Appendaus siis tuottaa välillä joitakin ongelmia joidenkin ascii merkkejen kanssa.</text:p>
      <text:p text:style-name="P2"/>
      <text:p text:style-name="P5"><text:span text:style-name="T3">Sain ääkkös ja </text:span><text:span text:style-name="T2">ÿ ongelmani sileämään Windows-puolella, Linuxin puolella en päässyt kokeilemaan. UTF-8 tiedostojen printtaus ongelman ratkaisuni voi hyvin aiheuttaa merkin katoamista linuxin puolella, mutta siitä enemmän käyttöohjeessa.</text:span></text:p>
      <text:p text:style-name="P5"><text:span text:style-name="T2"/></text:p>
      <text:p text:style-name="P5"><text:span text:style-name="T2"/></text:p>
      <text:p text:style-name="P5"><text:span text:style-name="T2"/></text:p>
      <text:p text:style-name="P5"><text:soft-page-break/><text:span text:style-name="T2">Ääkkös ongelma näköjään on vieläkin ongelma jar tiedostoa käyttäessä välillä, syistä jotka näyttävät randomeilta ainankin toistaiseksi. Erikoiskirjaimet vaihtuvat toisiin kahden merkin kombinaatioihin, ja merkit ”»¿” ilmestyvät alkuun. Olisiko että command prompt ei osaa lukea UTF-8 tekstiä, tai javan FileReaderit käyttävät eri oletuksia kuin Netbeans? Voiko olla? En kuitenkaan saanut ongelmaa selviämään.</text:span></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4">Kompressoinnin Testausta:</text:p>
      <text:p text:style-name="P2">Uncompressed<text:tab/><text:tab/>Compressed<text:tab/><text:tab/>Komp Prosentti</text:p>
      <text:p text:style-name="P2"/>
      <text:p text:style-name="P2">Normaalia tekstiä:</text:p>
      <text:p text:style-name="P2">15 bytes<text:tab/><text:tab/><text:tab/><text:tab/>40 bytes<text:tab/><text:tab/><text:tab/>266.67%</text:p>
      <text:p text:style-name="P2">160 bytes<text:tab/><text:tab/><text:tab/><text:tab/>140 bytes<text:tab/><text:tab/><text:tab/>87.5%</text:p>
      <text:p text:style-name="P2">9kb<text:tab/><text:tab/><text:tab/><text:tab/><text:tab/>5.10 kb<text:tab/><text:tab/><text:tab/>56.67%</text:p>
      <text:p text:style-name="P2">30kb<text:tab/><text:tab/><text:tab/><text:tab/>16kb<text:tab/><text:tab/><text:tab/>52.32%</text:p>
      <text:p text:style-name="P2">300kb<text:tab/><text:tab/><text:tab/><text:tab/>167KB<text:tab/><text:tab/><text:tab/>55.66%</text:p>
      <text:p text:style-name="P2">450kb<text:tab/><text:tab/><text:tab/><text:tab/>250kb<text:tab/><text:tab/><text:tab/>55.56%</text:p>
      <text:p text:style-name="P2">4.3mb<text:tab/><text:tab/><text:tab/><text:tab/>2.39mb<text:tab/><text:tab/><text:tab/>55.58%</text:p>
      <text:p text:style-name="P2"/>
      <text:p text:style-name="P2">Vain muutamaa merkkiä:</text:p>
      <text:p text:style-name="P2">5kb<text:tab/><text:tab/><text:tab/><text:tab/><text:tab/>1.18kb<text:tab/><text:tab/><text:tab/>23.6%</text:p>
      <text:p text:style-name="P2"/>
      <text:p text:style-name="P2">Kaikkia meidän aakkosiamme ja kutakin yhtä monta:</text:p>
      <text:p text:style-name="P2">5kb<text:tab/><text:tab/><text:tab/><text:tab/><text:tab/>2.89kb<text:tab/><text:tab/><text:tab/>57.8%</text:p>
      <text:p text:style-name="P2"/>
      <text:p text:style-name="P2"/>
      <text:p text:style-name="P2">Testauksesta näemme että yletämme tavoitteeseemme 40% ja 60% välille kun syöte on tarpeeksi suuri. Erittäin pienillä syötteillä ei tiivistys ole tehokasta sillä kompressoidun tiedoston tulee kompressoidun datan lisäksi sisältää puurakenne, puurakenteen koko sekä merkkimäärä tiedostoss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Helvetica Neue" svg:font-family="'Helvetica Neue', Helvetica, Arial,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i" fo:country="FI"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sse Väisänen</meta:initial-creator>
    <meta:creation-date>2015-04-16T07:48:19.65</meta:creation-date>
    <dc:date>2015-05-17T22:16:31.40</dc:date>
    <dc:creator>Jesse Väisänen</dc:creator>
    <meta:editing-duration>PT4H31M18S</meta:editing-duration>
    <meta:editing-cycles>9</meta:editing-cycles>
    <meta:generator>OpenOffice/4.0.0$Win32 OpenOffice.org_project/400m3$Build-9702</meta:generator>
    <meta:document-statistic meta:table-count="0" meta:image-count="0" meta:object-count="0" meta:page-count="2" meta:paragraph-count="25" meta:word-count="291" meta:character-count="2432"/>
  </office:meta>
</office:document-meta>
</file>